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61000000258CD33739BED1F10F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9164" officeooo:paragraph-rsid="000d9164"/>
    </style:style>
    <style:style style:name="P2" style:family="paragraph" style:parent-style-name="Standard">
      <style:text-properties officeooo:rsid="000ebc93" officeooo:paragraph-rsid="000ebc93"/>
    </style:style>
    <style:style style:name="P3" style:family="paragraph" style:parent-style-name="Standard">
      <style:text-properties officeooo:rsid="000f405f" officeooo:paragraph-rsid="000f405f"/>
    </style:style>
    <style:style style:name="P4" style:family="paragraph" style:parent-style-name="Standard">
      <style:text-properties officeooo:rsid="00144dcd" officeooo:paragraph-rsid="00144dcd"/>
    </style:style>
    <style:style style:name="P5" style:family="paragraph" style:parent-style-name="Standard">
      <style:text-properties style:text-underline-style="solid" style:text-underline-width="auto" style:text-underline-color="font-color" officeooo:rsid="00144dcd" officeooo:paragraph-rsid="00144dcd"/>
    </style:style>
    <style:style style:name="P6" style:family="paragraph" style:parent-style-name="Standard">
      <style:text-properties style:text-underline-style="solid" style:text-underline-width="auto" style:text-underline-color="font-color" officeooo:rsid="001612d6" officeooo:paragraph-rsid="001612d6"/>
    </style:style>
    <style:style style:name="P7" style:family="paragraph" style:parent-style-name="Standard">
      <style:text-properties style:text-underline-style="solid" style:text-underline-width="auto" style:text-underline-color="font-color" officeooo:rsid="00183983" officeooo:paragraph-rsid="00183983"/>
    </style:style>
    <style:style style:name="P8" style:family="paragraph" style:parent-style-name="Standard">
      <style:text-properties officeooo:paragraph-rsid="000f405f"/>
    </style:style>
    <style:style style:name="P9" style:family="paragraph" style:parent-style-name="Standard">
      <style:text-properties officeooo:rsid="000f405f" officeooo:paragraph-rsid="000f405f" fo:background-color="#ffff00"/>
    </style:style>
    <style:style style:name="P10" style:family="paragraph" style:parent-style-name="Standard">
      <style:text-properties officeooo:rsid="001612d6" officeooo:paragraph-rsid="001612d6"/>
    </style:style>
    <style:style style:name="P11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11d1af" officeooo:paragraph-rsid="0011d1af"/>
    </style:style>
    <style:style style:name="P12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11e493" officeooo:paragraph-rsid="001612d6"/>
    </style:style>
    <style:style style:name="P13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11e493" officeooo:paragraph-rsid="0011e493"/>
    </style:style>
    <style:style style:name="P14" style:family="paragraph" style:parent-style-name="Standard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normal" officeooo:rsid="001612d6" officeooo:paragraph-rsid="001612d6"/>
    </style:style>
    <style:style style:name="P15" style:family="paragraph" style:parent-style-name="Standard" style:list-style-name="L1">
      <style:text-properties officeooo:paragraph-rsid="000d9164"/>
    </style:style>
    <style:style style:name="P16" style:family="paragraph" style:parent-style-name="Standard" style:list-style-name="L1">
      <style:text-properties style:text-underline-style="none" officeooo:rsid="00144dcd" officeooo:paragraph-rsid="00144dcd" fo:background-color="#ffff00"/>
    </style:style>
    <style:style style:name="P17" style:family="paragraph" style:parent-style-name="Standard" style:list-style-name="L2">
      <style:text-properties style:text-underline-style="none" officeooo:rsid="00144dcd" officeooo:paragraph-rsid="00144dcd"/>
    </style:style>
    <style:style style:name="P18" style:family="paragraph" style:parent-style-name="Standard" style:list-style-name="L1">
      <style:text-properties officeooo:rsid="00144dcd" officeooo:paragraph-rsid="00144dcd"/>
    </style:style>
    <style:style style:name="P19" style:family="paragraph" style:parent-style-name="Standard" style:list-style-name="L2">
      <style:text-properties officeooo:rsid="00144dcd" officeooo:paragraph-rsid="00144dcd"/>
    </style:style>
    <style:style style:name="P20" style:family="paragraph" style:parent-style-name="Standard" style:list-style-name="L2">
      <style:text-properties officeooo:rsid="000d9164" officeooo:paragraph-rsid="000d9164"/>
    </style:style>
    <style:style style:name="P21" style:family="paragraph" style:parent-style-name="Standard" style:list-style-name="L2">
      <style:text-properties officeooo:rsid="000e0657" officeooo:paragraph-rsid="00144dcd"/>
    </style:style>
    <style:style style:name="P22" style:family="paragraph" style:parent-style-name="Standard" style:list-style-name="L2">
      <style:text-properties officeooo:rsid="000ebc93" officeooo:paragraph-rsid="000ebc93"/>
    </style:style>
    <style:style style:name="P23" style:family="paragraph" style:parent-style-name="Standard" style:list-style-name="L3">
      <style:text-properties officeooo:paragraph-rsid="00144dcd"/>
    </style:style>
    <style:style style:name="P24" style:family="paragraph" style:parent-style-name="Standard" style:list-style-name="L3">
      <style:text-properties officeooo:paragraph-rsid="000f405f"/>
    </style:style>
    <style:style style:name="P25" style:family="paragraph" style:parent-style-name="Standard" style:list-style-name="L3">
      <style:text-properties officeooo:rsid="000f405f" officeooo:paragraph-rsid="000f405f"/>
    </style:style>
    <style:style style:name="P26" style:family="paragraph" style:parent-style-name="Standard" style:list-style-name="L3">
      <style:text-properties officeooo:rsid="000f405f" officeooo:paragraph-rsid="00144dcd"/>
    </style:style>
    <style:style style:name="P27" style:family="paragraph" style:parent-style-name="Standard" style:list-style-name="L3">
      <style:text-properties officeooo:paragraph-rsid="00144dcd" fo:background-color="#ffff00"/>
    </style:style>
    <style:style style:name="P28" style:family="paragraph" style:parent-style-name="Standard" style:list-style-name="L4">
      <style:text-properties officeooo:paragraph-rsid="001612d6"/>
    </style:style>
    <style:style style:name="P29" style:family="paragraph" style:parent-style-name="Standard" style:list-style-name="L4">
      <style:text-properties officeooo:rsid="0010ef4a" officeooo:paragraph-rsid="0010ef4a"/>
    </style:style>
    <style:style style:name="P30" style:family="paragraph" style:parent-style-name="Standard" style:list-style-name="L4">
      <style:text-properties fo:font-variant="normal" fo:text-transform="none" fo:color="#000000" style:font-name="Times New Roman" fo:font-size="14pt" fo:letter-spacing="normal" fo:font-style="normal" fo:font-weight="normal" officeooo:rsid="0010ef4a" officeooo:paragraph-rsid="0010ef4a"/>
    </style:style>
    <style:style style:name="P31" style:family="paragraph" style:parent-style-name="Standard" style:list-style-name="L7">
      <style:text-properties fo:font-variant="normal" fo:text-transform="none" fo:color="#000000" style:font-name="Times New Roman" fo:font-size="14pt" fo:letter-spacing="normal" fo:font-style="normal" fo:font-weight="normal" officeooo:rsid="001612d6" officeooo:paragraph-rsid="001612d6"/>
    </style:style>
    <style:style style:name="P32" style:family="paragraph" style:parent-style-name="Standard" style:list-style-name="L7">
      <style:text-properties fo:font-variant="normal" fo:text-transform="none" fo:color="#000000" style:font-name="Times New Roman" fo:font-size="14pt" fo:letter-spacing="normal" fo:font-style="normal" fo:font-weight="normal" officeooo:rsid="00134d83" officeooo:paragraph-rsid="001612d6"/>
    </style:style>
    <style:style style:name="P33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13d27c" officeooo:paragraph-rsid="001612d6"/>
    </style:style>
    <style:style style:name="P34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183983" officeooo:paragraph-rsid="00183983"/>
    </style:style>
    <style:style style:name="P35" style:family="paragraph" style:parent-style-name="Standard" style:list-style-name="L5">
      <style:text-properties officeooo:paragraph-rsid="001612d6"/>
    </style:style>
    <style:style style:name="P36" style:family="paragraph" style:parent-style-name="Standard" style:list-style-name="L5">
      <style:text-properties officeooo:rsid="0011e493" officeooo:paragraph-rsid="0011e493"/>
    </style:style>
    <style:style style:name="P37" style:family="paragraph" style:parent-style-name="Standard" style:list-style-name="L6">
      <style:text-properties officeooo:paragraph-rsid="0011e493"/>
    </style:style>
    <style:style style:name="P38" style:family="paragraph" style:parent-style-name="Standard" style:list-style-name="L7">
      <style:text-properties officeooo:paragraph-rsid="00134d83"/>
    </style:style>
    <style:style style:name="P39" style:family="paragraph" style:parent-style-name="Standard" style:list-style-name="L7">
      <style:text-properties officeooo:rsid="00134d83" officeooo:paragraph-rsid="001612d6"/>
    </style:style>
    <style:style style:name="T1" style:family="text">
      <style:text-properties officeooo:rsid="000d9164"/>
    </style:style>
    <style:style style:name="T2" style:family="text">
      <style:text-properties officeooo:rsid="000ebc93"/>
    </style:style>
    <style:style style:name="T3" style:family="text">
      <style:text-properties officeooo:rsid="000f405f"/>
    </style:style>
    <style:style style:name="T4" style:family="text">
      <style:text-properties officeooo:rsid="0010767e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officeooo:rsid="0011d1af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officeooo:rsid="001612d6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officeooo:rsid="0010ef4a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fo:font-weight="normal" officeooo:rsid="0011e493"/>
    </style:style>
    <style:style style:name="T11" style:family="text">
      <style:text-properties fo:font-variant="normal" fo:text-transform="none" fo:color="#000000" style:font-name="Times New Roman" fo:font-size="14pt" fo:letter-spacing="normal" fo:font-style="normal" fo:font-weight="normal" officeooo:rsid="00134d83"/>
    </style:style>
    <style:style style:name="T12" style:family="text">
      <style:text-properties fo:font-variant="normal" fo:text-transform="none" fo:color="#000000" style:font-name="Times New Roman" fo:font-size="14pt" fo:letter-spacing="normal" fo:font-style="normal" fo:font-weight="normal" officeooo:rsid="0013d27c"/>
    </style:style>
    <style:style style:name="T13" style:family="text">
      <style:text-properties fo:font-variant="normal" fo:text-transform="none" fo:color="#000000" style:font-name="Times New Roman" fo:font-size="14pt" fo:letter-spacing="normal" fo:font-style="normal" fo:font-weight="normal" officeooo:rsid="0019f825"/>
    </style:style>
    <style:style style:name="T14" style:family="text">
      <style:text-properties fo:font-variant="normal" fo:text-transform="none" fo:color="#000000" style:font-name="Times New Roman" fo:font-size="14pt" fo:letter-spacing="normal" fo:font-style="normal" fo:font-weight="normal" officeooo:rsid="001c54f5"/>
    </style:style>
    <style:style style:name="T15" style:family="text">
      <style:text-properties officeooo:rsid="00144dc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1612d6"/>
    </style:style>
    <style:style style:name="T18" style:family="text">
      <style:text-properties officeooo:rsid="001c54f5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4"><text:span text:style-name="T16">Slide 4</text:span> </text:p>
      <text:list xml:id="list2442974713" text:style-name="L1">
        <text:list-item>
          <text:p text:style-name="P16">To simplify the path explored, final orientation input is not required</text:p>
        </text:list-item>
        <text:list-item>
          <text:p text:style-name="P15"><text:span text:style-name="T2">(</text:span><text:span text:style-name="T1">RPM1, RP</text:span><text:span text:style-name="T2">M</text:span><text:span text:style-name="T1">2) – </text:span><text:span text:style-name="T2">can be 2 arbitrary values </text:span><text:span text:style-name="T15">inputted by user</text:span></text:p>
          <text:list>
            <text:list-item>
              <text:p text:style-name="P18">Revelations per Minute </text:p>
            </text:list-item>
            <text:list-item>
              <text:p text:style-name="P18">Clearance initially in mm, will convert to cm for plotting and back to meters for Gazebo</text:p>
            </text:list-item>
          </text:list>
        </text:list-item>
      </text:list>
      <text:p text:style-name="P1"/>
      <text:p text:style-name="P5">Slide 5</text:p>
      <text:list xml:id="list3741911549" text:style-name="L2">
        <text:list-item>
          <text:p text:style-name="P17">TurtleBot3 Data Sheet Link: https://emanual.robotis.com/docs/en/platform/turtlebot3/features/</text:p>
        </text:list-item>
        <text:list-item>
          <text:p text:style-name="P20">Wheel Radius = 66mm/2 <text:s/><text:span text:style-name="T2">= 33mm</text:span></text:p>
        </text:list-item>
        <text:list-item>
          <text:p text:style-name="P20">Robot Radius <text:span text:style-name="T15">= </text:span>105 mm </text:p>
          <text:list>
            <text:list-item>
              <text:p text:style-name="P19">Robot Radius need to be added to user inputted clearance value to create obstacle map</text:p>
            </text:list-item>
            <text:list-item>
              <text:p text:style-name="P21">So total clearance is 105 (radius) plus clearance 5 = 110</text:p>
            </text:list-item>
          </text:list>
        </text:list-item>
        <text:list-item>
          <text:p text:style-name="P22">Wheel Distance <text:span text:style-name="T15">L </text:span>= 160 mm <text:span text:style-name="T15">(</text:span>distance <text:span text:style-name="T15">between </text:span>centers <text:span text:style-name="T15">of wheels)</text:span></text:p>
        </text:list-item>
      </text:list>
      <text:p text:style-name="P2"/>
      <text:p text:style-name="P5">Slide 6</text:p>
      <text:list xml:id="list1244588333" text:style-name="L3">
        <text:list-item>
          <text:p text:style-name="P23"><text:span text:style-name="T15">8 Move </text:span><text:span text:style-name="T3">Action Set, only 2 will </text:span><text:span text:style-name="T15">result in </text:span><text:span text:style-name="T3">straight lines </text:span><text:span text:style-name="T15">as in slide 9 </text:span></text:p>
        </text:list-item>
        <text:list-item>
          <text:p text:style-name="P23"><text:span text:style-name="T15">A</text:span><text:span text:style-name="T3">ction are curves not straight lines</text:span></text:p>
        </text:list-item>
      </text:list>
      <text:p text:style-name="P3"/>
      <text:list xml:id="list230625549149439" text:continue-numbering="true" text:style-name="L3">
        <text:list-item>
          <text:p text:style-name="P25">[0, RPM1] – <text:span text:style-name="T15">T</text:span>urn <text:span text:style-name="T15">left at RPM1</text:span></text:p>
        </text:list-item>
        <text:list-item>
          <text:p text:style-name="P23"><text:span text:style-name="T3">[RPM1, 0] – </text:span><text:span text:style-name="T15">T</text:span><text:span text:style-name="T3">urn </text:span><text:span text:style-name="T15">right at RPM1</text:span></text:p>
        </text:list-item>
        <text:list-item>
          <text:p text:style-name="P25">[RPM1, RPM1] – <text:span text:style-name="T15">Move forward both wheels with RP1</text:span></text:p>
        </text:list-item>
        <text:list-item>
          <text:p text:style-name="P26">[0, RPM2] – <text:span text:style-name="T15">T</text:span>urn <text:span text:style-name="T15">left at RPM2</text:span></text:p>
        </text:list-item>
        <text:list-item>
          <text:p text:style-name="P26">[RPM2, 0] – <text:span text:style-name="T15">T</text:span>urn <text:span text:style-name="T15">right at RPM2</text:span></text:p>
        </text:list-item>
        <text:list-item>
          <text:p text:style-name="P26">[RPM2, RPM2] – <text:span text:style-name="T15">Move forward both wheels with RP2</text:span></text:p>
        </text:list-item>
        <text:list-item>
          <text:p text:style-name="P27"><text:span text:style-name="T3">[RPM1, RPM2] – </text:span><text:span text:style-name="T15">Move both wheels forward, turn right if <text:s/></text:span><text:span text:style-name="T3">RPM1 </text:span><text:span text:style-name="T15">&lt; <text:s/></text:span><text:span text:style-name="T3">RPM</text:span><text:span text:style-name="T15">2, else turn left</text:span></text:p>
        </text:list-item>
        <text:list-item>
          <text:p text:style-name="P27"><text:span text:style-name="T3">[RPM2, RPM1] – </text:span><text:span text:style-name="T15">Move both wheels forward, turn left if <text:s/></text:span><text:span text:style-name="T3">RPM1 </text:span><text:span text:style-name="T15">&lt; <text:s/></text:span><text:span text:style-name="T3">RPM</text:span><text:span text:style-name="T15">2, else turn right</text:span></text:p>
        </text:list-item>
      </text:list>
      <text:p text:style-name="P9"/>
      <text:list xml:id="list230625358375930" text:continue-numbering="true" text:style-name="L3">
        <text:list-item>
          <text:p text:style-name="P24"><text:span text:style-name="T4">Limit</text:span><text:span text:style-name="T3"> </text:span><text:span text:style-name="T17">of RPM values should be listed </text:span><text:span text:style-name="T3">in dat</text:span><text:span text:style-name="T4">a</text:span><text:span text:style-name="T3"> sheets – rpm1 two rpm2 do not </text:span><text:span text:style-name="T17">use</text:span><text:span text:style-name="T3"> 10/15, </text:span><text:span text:style-name="T17">instead</text:span><text:span text:style-name="T3"> </text:span><text:span text:style-name="T17">use</text:span><text:span text:style-name="T3"> </text:span><text:span text:style-name="T17">say </text:span><text:span text:style-name="T3">10/30 </text:span><text:span text:style-name="T17">or</text:span><text:span text:style-name="T3"> 10/50</text:span></text:p>
        </text:list-item>
      </text:list>
      <text:p text:style-name="P8"/>
      <text:p text:style-name="P10"><text:span text:style-name="T16">Slide 8</text:span> </text:p>
      <text:p text:style-name="P10"/>
      <text:list xml:id="list2180749767" text:style-name="L4">
        <text:list-item>
          <text:p text:style-name="P29"><text:span text:style-name="T5"> </text:span><text:span text:style-name="T5"><draw:frame draw:style-name="fr1" draw:name="Image1" text:anchor-type="as-char" svg:y="-0.4335in" svg:width="1.0102in" svg:height="0.3854in" draw:z-index="0"><draw:image xlink:href="Pictures/1000020000000061000000258CD33739BED1F10F.gif" xlink:type="simple" xlink:show="embed" xlink:actuate="onLoad" loext:mime-type="image/gif"/><svg:title>$ u = (u_r,u_l)$</svg:title></draw:frame></text:span><text:span text:style-name="T5"> </text:span><text:span text:style-name="T6">directly specifies the two angular wheel velocities (e.g., in radians per second).</text:span></text:p>
          <text:p text:style-name="P30"/>
        </text:list-item>
        <text:list-item>
          <text:p text:style-name="P28"><text:span text:style-name="T9">Convert between </text:span><text:span text:style-name="T8">revolutions</text:span><text:span text:style-name="T9"> per </text:span><text:span text:style-name="T8">minute</text:span><text:span text:style-name="T9"> and radians </text:span><text:span text:style-name="T8">per second to convert from RPM values to</text:span><text:span text:style-name="T9"> ur and ul</text:span></text:p>
        </text:list-item>
        <text:list-item>
          <text:p text:style-name="P28"><text:span text:style-name="T8">Let </text:span><text:span text:style-name="T9">dt = 0.1</text:span></text:p>
        </text:list-item>
        <text:list-item>
          <text:p text:style-name="P28"><text:span text:style-name="T9">dx: integrate similar to modeling </text:span><text:span text:style-name="T8">ENPM661</text:span><text:span text:style-name="T9"> </text:span><text:span text:style-name="T8">HW#</text:span><text:span text:style-name="T9"> 4 </text:span><text:span text:style-name="T8">where we </text:span><text:span text:style-name="T7">integrate</text:span><text:span text:style-name="T8">d the</text:span><text:span text:style-name="T7"> circle equation </text:span></text:p>
          <text:list>
            <text:list-item>
              <text:p text:style-name="P28"><text:span text:style-name="T7">you know dx and </text:span><text:span text:style-name="T8">the </text:span><text:span text:style-name="T7">current x value, so new_x </text:span><text:span text:style-name="T8">=</text:span><text:span text:style-name="T7"> x + dx </text:span></text:p>
            </text:list-item>
            <text:list-item>
              <text:p text:style-name="P28"><text:span text:style-name="T8">Say (x,y) = (</text:span><text:span text:style-name="T7">0,0</text:span><text:span text:style-name="T8">)</text:span><text:span text:style-name="T7"> </text:span></text:p>
            </text:list-item>
            <text:list-item>
              <text:p text:style-name="P28"><text:span text:style-name="T7">dt </text:span><text:span text:style-name="T8">= </text:span><text:span text:style-name="T7">0.1 </text:span><text:span text:style-name="T8">means </text:span><text:span text:style-name="T7">dividng 1 second in different </text:span><text:span text:style-name="T8">increments</text:span><text:span text:style-name="T7"> of 0.1 </text:span><text:span text:style-name="T8">seconds</text:span></text:p>
            </text:list-item>
            <text:list-item>
              <text:p text:style-name="P28"><text:soft-page-break/><text:span text:style-name="T7">robot wi</text:span><text:span text:style-name="T8">l</text:span><text:span text:style-name="T7">l end up </text:span><text:span text:style-name="T8">new location</text:span><text:span text:style-name="T7"> </text:span><text:span text:style-name="T8">by adding</text:span><text:span text:style-name="T7"> x to dx, y to dy, and theta </text:span><text:span text:style-name="T8">to</text:span><text:span text:style-name="T7"> </text:span><text:span text:style-name="T8">theta dx</text:span><text:span text:style-name="T7"> </text:span></text:p>
            </text:list-item>
          </text:list>
        </text:list-item>
      </text:list>
      <text:p text:style-name="P11"/>
      <text:list xml:id="list230625204151884" text:continue-numbering="true" text:style-name="L4">
        <text:list-item>
          <text:p text:style-name="P28"><text:span text:style-name="T7">Refer to cost.py fil</text:span><text:span text:style-name="T8">e to understand cost function logic</text:span></text:p>
          <text:list>
            <text:list-item>
              <text:p text:style-name="P28"><text:span text:style-name="T7">D – cost value L between every 0.1 seconds </text:span><text:span text:style-name="T8">from parent to child node (1 second total)</text:span></text:p>
            </text:list-item>
            <text:list-item>
              <text:p text:style-name="P28"><text:span text:style-name="T8">T</text:span><text:span text:style-name="T7">heta is radians </text:span></text:p>
            </text:list-item>
            <text:list-item>
              <text:p text:style-name="P28"><text:span text:style-name="T7">C2G </text:span><text:span text:style-name="T8">is measured as</text:span><text:span text:style-name="T7"> distance </text:span><text:span text:style-name="T8">between</text:span><text:span text:style-name="T7"> xn,yn and goalx,</text:span><text:span text:style-name="T8">goaly</text:span></text:p>
            </text:list-item>
          </text:list>
        </text:list-item>
      </text:list>
      <text:p text:style-name="P11"/>
      <text:p text:style-name="P14">Slide 12</text:p>
      <text:list xml:id="list1485205295" text:style-name="L5">
        <text:list-item>
          <text:p text:style-name="P36"><text:span text:style-name="T6">Check</text:span><text:span text:style-name="T8">ing</text:span><text:span text:style-name="T6"> for visited nodes:</text:span></text:p>
        </text:list-item>
        <text:list-item>
          <text:p text:style-name="P36"><text:span text:style-name="T8">In Project </text:span><text:span text:style-name="T6">Phase 1, </text:span><text:span text:style-name="T8">we </text:span><text:span text:style-name="T6">use</text:span><text:span text:style-name="T8">d </text:span><text:span text:style-name="T6">visited_matrix but the angle</text:span><text:span text:style-name="T8">s</text:span><text:span text:style-name="T6"> are not restricted to 12 angle values </text:span><text:span text:style-name="T8">this time or increments of 30 degrees</text:span></text:p>
          <text:list>
            <text:list-item>
              <text:p text:style-name="P36"><text:span text:style-name="T6">500x1200x360 is too huge </text:span><text:span text:style-name="T8">of a matrix</text:span></text:p>
            </text:list-item>
            <text:list-item>
              <text:p text:style-name="P35"><text:span text:style-name="T8">Solution: </text:span><text:span text:style-name="T10">Just compare x and y </text:span><text:span text:style-name="T8">of current node to search node to determine </text:span><text:span text:style-name="T10">if </text:span><text:span text:style-name="T8">search node is</text:span><text:span text:style-name="T10"> visited or </text:span><text:span text:style-name="T8">not – method 1</text:span><text:span text:style-name="T10"> </text:span></text:p>
            </text:list-item>
          </text:list>
        </text:list-item>
      </text:list>
      <text:p text:style-name="P12"/>
      <text:p text:style-name="P6"><text:span text:style-name="T10">S</text:span><text:span text:style-name="T6">lide 13</text:span></text:p>
      <text:list xml:id="list230625591068301" text:continue-numbering="true" text:style-name="L5">
        <text:list-item>
          <text:p text:style-name="P35"><text:span text:style-name="T10">Don’t plot curves, just join that node and previous node by single, just draw line between parent and child every 0.1 secon</text:span><text:span text:style-name="T8">d</text:span><text:span text:style-name="T10">s </text:span><text:span text:style-name="T8">to make it easier, if I zoom out they look like curves</text:span></text:p>
        </text:list-item>
      </text:list>
      <text:p text:style-name="P13"/>
      <text:p text:style-name="P14">Slide 14</text:p>
      <text:list xml:id="list2580581285" text:style-name="L6">
        <text:list-item>
          <text:p text:style-name="P37"><text:span text:style-name="T14">Use </text:span><text:span text:style-name="T8">Project Phase 2</text:span><text:span text:style-name="T10"> </text:span><text:span text:style-name="T8">P</text:span><text:span text:style-name="T10">art 2 map f</text:span><text:span text:style-name="T8">or Project 3 Phase 2 Part 1 &amp; 2 – slide 18</text:span></text:p>
        </text:list-item>
      </text:list>
      <text:p text:style-name="P13"/>
      <text:p text:style-name="P14">Slide 15</text:p>
      <text:list xml:id="list3577207092" text:style-name="L7">
        <text:list-item>
          <text:p text:style-name="P31">In Phase 1 we were in cm, now project map defined in mm. Convert dimensions to cm by scaling by a 100</text:p>
        </text:list-item>
        <text:list-item>
          <text:p text:style-name="P32">1pixel is 1cm</text:p>
        </text:list-item>
        <text:list-item>
          <text:p text:style-name="P38"><text:span text:style-name="T8">Phase 2</text:span><text:span text:style-name="T11"> </text:span><text:span text:style-name="T8">map is</text:span><text:span text:style-name="T11"> 6 </text:span><text:span text:style-name="T8">meters </text:span><text:span text:style-name="T11">by 2 meters which is 6 pixels by 2 pixels? </text:span></text:p>
          <text:list>
            <text:list-item>
              <text:p text:style-name="P39"><text:span text:style-name="T8">C</text:span><text:span text:style-name="T6">onvert everything </text:span><text:span text:style-name="T8">to </text:span><text:span text:style-name="T6">cm so 600 </text:span><text:span text:style-name="T8">cm x</text:span><text:span text:style-name="T6"> 200 </text:span><text:span text:style-name="T8">m</text:span><text:span text:style-name="T6"> </text:span></text:p>
            </text:list-item>
          </text:list>
        </text:list-item>
        <text:list-item>
          <text:p text:style-name="P32">when you give inputs to your code, it should respect to 0,0 </text:p>
          <text:list>
            <text:list-item>
              <text:p text:style-name="P39"><text:span text:style-name="T6">0,0 </text:span><text:span text:style-name="T13">maps to </text:span><text:span text:style-name="T6">→ 0.5,1 </text:span><text:span text:style-name="T8">Mapping </text:span></text:p>
            </text:list-item>
          </text:list>
        </text:list-item>
        <text:list-item>
          <text:p text:style-name="P39"><text:span text:style-name="T8">Before going to Gazebo, convert to meters</text:span><text:span text:style-name="T6"> </text:span></text:p>
          <text:list>
            <text:list-item>
              <text:p text:style-name="P39"><text:span text:style-name="T8">C</text:span><text:span text:style-name="T12">onvert velocity from cm/s back to m/s</text:span></text:p>
            </text:list-item>
          </text:list>
        </text:list-item>
      </text:list>
      <text:p text:style-name="P33"/>
      <text:p text:style-name="P7"><text:span text:style-name="T12">R</text:span><text:span text:style-name="T6">esources</text:span></text:p>
      <text:p text:style-name="P34"><text:a xlink:type="simple" xlink:href="http://msl.cs.uiuc.edu/planning/node659.html" text:style-name="Internet_20_link" text:visited-style-name="Visited_20_Internet_20_Link">http://msl.cs.uiuc.edu/planning/node659.html</text:a></text:p>
      <text:p text:style-name="P34"/>
      <text:p text:style-name="P34"/>
      <text:p text:style-name="P34"/>
      <text:p text:style-name="P34"/>
      <text:p text:style-name="P34">child_theta = parent_theta + angle_to_add <text:s text:c="4"/></text:p>
      <text:p text:style-name="P34"><text:soft-page-break/></text:p>
      <text:p text:style-name="P34">is_node_duplicate</text:p>
      <text:p text:style-name="P34"/>
      <text:p text:style-name="P34">Enter robot clearance between 0 and 0.2: 0.2</text:p>
      <text:p text:style-name="P34">Robot Clearance: 0.2</text:p>
      <text:p text:style-name="P34"/>
      <text:p text:style-name="P34">Enter robot Revolutions per Minute (RPM1) integer value between 10 and 55: 10</text:p>
      <text:p text:style-name="P34">Robot RPM1: 10</text:p>
      <text:p text:style-name="P34"/>
      <text:p text:style-name="P34">Enter robot Revolutions per Minute (RPM2) integer value between 10 and 55: 30</text:p>
      <text:p text:style-name="P34">Robot RPM2: 30</text:p>
      <text:p text:style-name="P34"/>
      <text:p text:style-name="P34">Enter start node's x coordinate. x coordinate can range from 0 to 299: 65</text:p>
      <text:p text:style-name="P34">Enter start node's y coordinate. y coordinate can range from 0 to 99: 45</text:p>
      <text:p text:style-name="P34">Enter the orientation of the robot at the start point in degrees: 0</text:p>
      <text:p text:style-name="P34">Start node x-coordinate: 65</text:p>
      <text:p text:style-name="P34">Start node y-coordinate: 45</text:p>
      <text:p text:style-name="P34"/>
      <text:p text:style-name="P34">Enter goal node's x coordinate. x coordinate can range from 0 to 299: 85</text:p>
      <text:p text:style-name="P34">Enter goal node's y coordinate. y coordinate can range from 0 to 99: 45</text:p>
      <text:p text:style-name="P34">Goal node x-coordinate: 85</text:p>
      <text:p text:style-name="P34">Goal node y-coordinate: 4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4T19:14:21.428506864</meta:creation-date>
    <dc:date>2023-05-05T23:06:22.705628637</dc:date>
    <meta:editing-duration>PT7H14M52S</meta:editing-duration>
    <meta:editing-cycles>11</meta:editing-cycles>
    <meta:generator>LibreOffice/6.4.7.2$Linux_X86_64 LibreOffice_project/40$Build-2</meta:generator>
    <meta:document-statistic meta:table-count="0" meta:image-count="1" meta:object-count="0" meta:page-count="3" meta:paragraph-count="75" meta:word-count="735" meta:character-count="3807" meta:non-whitespace-character-count="3153"/>
  </office:meta>
</office:document-meta>
</file>